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ystem" style:font-pitch="variable"/>
    <style:font-face style:name="FreeSans1" svg:font-family="FreeSans" style:font-family-generic="swiss"/>
    <style:font-face style:name="JetBrains Mono" svg:font-family="'JetBrains Mono'"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000000" loext:opacity="100%" style:font-name="Arial" fo:font-size="13pt" fo:font-style="normal" fo:font-weight="normal" officeooo:rsid="000cfa22" officeooo:paragraph-rsid="000cfa22" style:font-size-asian="13pt" style:font-style-asian="normal" style:font-weight-asian="normal" style:font-size-complex="13pt" style:font-weight-complex="normal"/>
    </style:style>
    <style:style style:name="P2" style:family="paragraph" style:parent-style-name="Standard">
      <style:text-properties fo:color="#000000" loext:opacity="100%" style:font-name="Arial" fo:font-size="13pt" fo:font-style="normal" fo:font-weight="normal" officeooo:rsid="000de47c" officeooo:paragraph-rsid="000cfa22" style:font-size-asian="13pt" style:font-style-asian="normal" style:font-weight-asian="normal" style:font-size-complex="13pt" style:font-weight-complex="normal"/>
    </style:style>
    <style:style style:name="P3" style:family="paragraph" style:parent-style-name="Standard">
      <style:text-properties fo:color="#000000" loext:opacity="100%" style:font-name="Arial" fo:font-size="13pt" fo:font-style="normal" fo:font-weight="normal" officeooo:rsid="000de47c" officeooo:paragraph-rsid="000de47c" style:font-size-asian="13pt" style:font-style-asian="normal" style:font-weight-asian="normal" style:font-size-complex="13pt" style:font-weight-complex="normal"/>
    </style:style>
    <style:style style:name="P4" style:family="paragraph" style:parent-style-name="Standard">
      <style:text-properties fo:color="#000000" loext:opacity="100%" style:font-name="Arial" fo:font-size="13pt" fo:font-style="normal" fo:font-weight="bold" officeooo:rsid="000cfa22" officeooo:paragraph-rsid="000cfa22" style:font-size-asian="13pt" style:font-style-asian="normal" style:font-weight-asian="bold" style:font-size-complex="13pt" style:font-weight-complex="bold"/>
    </style:style>
    <style:style style:name="P5" style:family="paragraph" style:parent-style-name="Standard">
      <style:text-properties fo:color="#000000" loext:opacity="100%" style:font-name="Arial" fo:font-size="13pt" fo:font-style="normal" fo:font-weight="bold" officeooo:rsid="000de47c" officeooo:paragraph-rsid="000de47c" style:font-size-asian="13pt" style:font-style-asian="normal" style:font-weight-asian="bold" style:font-size-complex="13pt" style:font-weight-complex="bold"/>
    </style:style>
    <style:style style:name="P6" style:family="paragraph" style:parent-style-name="Standard">
      <style:text-properties style:font-name="Arial" fo:font-size="13pt" fo:font-weight="bold" officeooo:rsid="000a7af4" officeooo:paragraph-rsid="000a7af4" style:font-size-asian="11.3500003814697pt" style:font-weight-asian="bold" style:font-size-complex="13pt" style:font-weight-complex="bold"/>
    </style:style>
    <style:style style:name="P7" style:family="paragraph" style:parent-style-name="Standard">
      <style:text-properties style:font-name="Arial" fo:font-size="13pt" fo:font-weight="bold" officeooo:rsid="00122c11" officeooo:paragraph-rsid="00122c11" style:font-size-asian="11.3500003814697pt" style:font-weight-asian="bold" style:font-size-complex="13pt" style:font-weight-complex="bold"/>
    </style:style>
    <style:style style:name="P8" style:family="paragraph" style:parent-style-name="Standard">
      <style:text-properties style:font-name="Arial" fo:font-size="13pt" officeooo:rsid="000a7af4" officeooo:paragraph-rsid="000a7af4" style:font-size-asian="11.3500003814697pt" style:font-size-complex="13pt"/>
    </style:style>
    <style:style style:name="P9" style:family="paragraph" style:parent-style-name="Standard">
      <style:text-properties style:font-name="Arial" fo:font-size="13pt" officeooo:rsid="000de47c" officeooo:paragraph-rsid="000de47c" style:font-size-asian="11.3500003814697pt" style:font-size-complex="13pt"/>
    </style:style>
    <style:style style:name="P10" style:family="paragraph" style:parent-style-name="Standard">
      <style:text-properties style:font-name="Arial" fo:font-size="13pt" officeooo:rsid="00122c11" officeooo:paragraph-rsid="00122c11" style:font-size-asian="11.3500003814697pt" style:font-size-complex="13pt"/>
    </style:style>
    <style:style style:name="P11" style:family="paragraph" style:parent-style-name="Standard" style:list-style-name="L1">
      <style:text-properties style:font-name="Arial" fo:font-size="13pt" officeooo:rsid="00122c11" officeooo:paragraph-rsid="00122c11" style:font-size-asian="11.3500003814697pt" style:font-size-complex="13pt"/>
    </style:style>
    <style:style style:name="P12" style:family="paragraph" style:parent-style-name="Standard">
      <style:text-properties style:font-name="Arial" officeooo:paragraph-rsid="000a7af4"/>
    </style:style>
    <style:style style:name="P13" style:family="paragraph" style:parent-style-name="Standard" style:list-style-name="L1">
      <style:text-properties officeooo:rsid="00122c11" officeooo:paragraph-rsid="00122c11"/>
    </style:style>
    <style:style style:name="P14" style:family="paragraph" style:parent-style-name="Standard">
      <style:text-properties officeooo:rsid="00122c11" officeooo:paragraph-rsid="00122c11"/>
    </style:style>
    <style:style style:name="P15" style:family="paragraph" style:parent-style-name="Standard">
      <style:text-properties officeooo:rsid="0013811c" officeooo:paragraph-rsid="0013811c"/>
    </style:style>
    <style:style style:name="P16" style:family="paragraph" style:parent-style-name="Standard" style:list-style-name="L2">
      <style:text-properties officeooo:rsid="0013811c" officeooo:paragraph-rsid="0013811c"/>
    </style:style>
    <style:style style:name="T1" style:family="text">
      <style:text-properties fo:color="#000000" loext:opacity="100%" fo:font-size="13pt" fo:font-style="normal" fo:font-weight="normal" officeooo:rsid="000a7af4" style:font-size-asian="13pt" style:font-style-asian="normal" style:font-weight-asian="normal" style:font-size-complex="13pt" style:font-weight-complex="normal"/>
    </style:style>
    <style:style style:name="T2" style:family="text">
      <style:text-properties fo:color="#000000" loext:opacity="100%" fo:font-size="13pt" fo:font-style="normal" fo:font-weight="normal" officeooo:rsid="000cfa22" style:font-size-asian="13pt" style:font-style-asian="normal" style:font-weight-asian="normal" style:font-size-complex="13pt" style:font-weight-complex="normal"/>
    </style:style>
    <style:style style:name="T3" style:family="text">
      <style:text-properties fo:color="#000000" loext:opacity="100%" style:font-name="JetBrains Mono" fo:font-size="13pt" fo:font-style="normal" fo:font-weight="normal" officeooo:rsid="000a7af4" style:font-size-asian="13pt" style:font-style-asian="normal" style:font-weight-asian="normal" style:font-size-complex="13pt" style:font-weight-complex="normal"/>
    </style:style>
    <style:style style:name="T4" style:family="text">
      <style:text-properties officeooo:rsid="000de47c"/>
    </style:style>
    <style:style style:name="T5" style:family="text">
      <style:text-properties officeooo:rsid="000e9fd6"/>
    </style:style>
    <style:style style:name="T6" style:family="text">
      <style:text-properties officeooo:rsid="000f10e7"/>
    </style:style>
    <style:style style:name="T7" style:family="text">
      <style:text-properties officeooo:rsid="0011f2bb"/>
    </style:style>
    <style:style style:name="T8" style:family="text">
      <style:text-properties fo:font-size="13pt" officeooo:rsid="000a7af4" style:font-size-asian="11.3500003814697pt" style:font-size-complex="13pt"/>
    </style:style>
    <style:style style:name="T9" style:family="text">
      <style:text-properties style:font-name="JetBrains Mono"/>
    </style:style>
    <style:style style:name="T10" style:family="text">
      <style:text-properties style:font-name="Arial" fo:font-size="13pt" style:font-size-asian="11.3500003814697pt" style:font-size-complex="13pt"/>
    </style:style>
    <style:style style:name="T11" style:family="text">
      <style:text-properties style:font-name="Arial" fo:font-size="13pt" officeooo:rsid="00122c11" style:font-size-asian="11.3500003814697pt" style:font-size-complex="13pt"/>
    </style:style>
    <style:style style:name="T12" style:family="text">
      <style:text-properties officeooo:rsid="0013811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sktop Version Layout:</text:p>
      <text:p text:style-name="P8"/>
      <text:p text:style-name="P8">Für die Desktop<text:span text:style-name="T7">v</text:span>ersion hab ich einen Mix aus Flexbox und Grid verwendet. Der Body wurde als Flexbox gesetzt mit der Richtung column, da allgemein alle Objekte untereinander gestapelt sein sollen.</text:p>
      <text:p text:style-name="P8"/>
      <text:p text:style-name="P8">Da der Hauptcontent im Main liegt, habe ich diesen mit Grid gelayoutet. Jede <text:span text:style-name="T7">S</text:span>palte <text:span text:style-name="T4">besteht aus 3 Elementen und</text:span> ist 1fr groß und die Reihen werden automatisch generiert, wobei hier auch jede 1fr groß ist. </text:p>
      <text:p text:style-name="P8">Jedes Element im Main ist in einer <text:span text:style-name="T6">div</text:span> „Box“, welche aus Überschrift, Animation bzw. interaktive Fläche und einem Erklär <text:span text:style-name="T7">F</text:span>eld besteht. </text:p>
      <text:p text:style-name="P12"><text:span text:style-name="T8">Die Erste „Box“ ist in der ersten Reihe angeordnet. Das Element darf hierbei die gesamte Breite benutzen. Dies habe ich mit </text:span><text:span text:style-name="T3">grid-column: 1/-1;</text:span><text:span text:style-name="T1"> </text:span><text:span text:style-name="T2">gemacht. </text:span></text:p>
      <text:p text:style-name="P1">Um die anderen „Boxen“ anzusprechen, habe ich die Klasse mit <text:span text:style-name="T9">nth-child(n)</text:span> angesprochen und demnach auch in die richtige Reihe und Spalte gesetzt. </text:p>
      <text:p text:style-name="P1"/>
      <text:p text:style-name="P4">Handy Version Layout:</text:p>
      <text:p text:style-name="P1"/>
      <text:p text:style-name="P1">Die Handy Version habe ich ab 650px anfangen lassen. Hierbei habe ich auch den Main in ein Flexbox Layout umgewandelt, da alle Elemente untereinander gereiht werden sollen. Dabei habe ich am Anfang an geachtet, das die SVG-Felder maximal 320px breit sind, da Handys normalerweise nicht enger sind. Die erste Überschrift wurde auf 1.5rem geändert, damit sie nicht zu groß wirkt. </text:p>
      <text:p text:style-name="P2"/>
      <text:p text:style-name="P5">Tablet Version Layout:</text:p>
      <text:p text:style-name="P3"/>
      <text:p text:style-name="P9">In der Tablet-Version habe ich das Template auf zwei Spalten begrenzt. Hier musste ich nur die Elemente im Grid anders <text:span text:style-name="T5">anordnen</text:span>, da<text:span text:style-name="T5">mit</text:span> jede<text:span text:style-name="T5">s</text:span> genug Platz hat. <text:s/></text:p>
      <text:p text:style-name="P9"/>
      <text:p text:style-name="P7">Layout:</text:p>
      <text:p text:style-name="P8"/>
      <text:p text:style-name="P10">Das Layout ergibt sich wie folgt i<text:span text:style-name="T12">n der Desktop und Tablet Version.</text:span></text:p>
      <text:p text:style-name="P10"/>
      <text:list xml:id="list3146418092" text:style-name="L1">
        <text:list-item>
          <text:p text:style-name="P11">Body [Flex]</text:p>
          <text:list>
            <text:list-item>
              <text:p text:style-name="P11">nav</text:p>
            </text:list-item>
            <text:list-item>
              <text:p text:style-name="P11">main [Grid]</text:p>
            </text:list-item>
          </text:list>
        </text:list-item>
        <text:list-item>
          <text:p text:style-name="P13"><text:span text:style-name="T10">Footer [immer ganz unten]</text:span></text:p>
        </text:list-item>
      </text:list>
      <text:p text:style-name="P14"><text:span text:style-name="T10"/></text:p>
      <text:p text:style-name="P15"><text:span text:style-name="T10">In der Handy Version.</text:span></text:p>
      <text:p text:style-name="P15"><text:span text:style-name="T10"/></text:p>
      <text:list xml:id="list494817503" text:style-name="L2">
        <text:list-item>
          <text:p text:style-name="P16"><text:span text:style-name="T10">Body [Flex]</text:span></text:p>
          <text:list>
            <text:list-item>
              <text:p text:style-name="P16"><text:span text:style-name="T10">nav</text:span></text:p>
            </text:list-item>
            <text:list-item>
              <text:p text:style-name="P16"><text:span text:style-name="T10">main [Flex]</text:span></text:p>
            </text:list-item>
          </text:list>
        </text:list-item>
        <text:list-item>
          <text:p text:style-name="P16"><text:span text:style-name="T10">Footer [immer ganz unten]</text:span></text:p>
        </text:list-item>
      </text:list>
      <text:p text:style-name="P14"><text:span text:style-name="T10"/></text:p>
      <text:p text:style-name="P14"><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ystem" style:font-pitch="variable"/>
    <style:font-face style:name="FreeSans1" svg:font-family="FreeSans" style:font-family-generic="swiss"/>
    <style:font-face style:name="JetBrains Mono" svg:font-family="'JetBrains Mono'" style:font-pitch="variable"/>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2T14:02:32.873813997</meta:creation-date>
    <dc:date>2021-12-15T11:36:59.049884885</dc:date>
    <meta:editing-duration>PT16M41S</meta:editing-duration>
    <meta:editing-cycles>10</meta:editing-cycles>
    <meta:generator>LibreOffice/7.2.4.1$Linux_X86_64 LibreOffice_project/27d75539669ac387bb498e35313b970b7fe9c4f9</meta:generator>
    <meta:document-statistic meta:table-count="0" meta:image-count="0" meta:object-count="0" meta:page-count="1" meta:paragraph-count="21" meta:word-count="270" meta:character-count="1639" meta:non-whitespace-character-count="1391"/>
  </office:meta>
</office:document-meta>
</file>